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style:font-size-complex="14pt"/>
    </style:style>
    <style:style style:name="P10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 fo:orphans="0" fo:widows="0"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Text_20_body">
      <style:paragraph-properties fo:text-align="justify" style:justify-single-word="false"/>
      <style:text-properties style:font-size-complex="14pt"/>
    </style:style>
    <style:style style:name="P16" style:family="paragraph" style:parent-style-name="Text_20_body">
      <style:paragraph-properties fo:text-align="justify" style:justify-single-word="false"/>
      <style:text-properties fo:letter-spacing="-0.002cm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bold"/>
    </style:style>
    <style:style style:name="T5" style:family="text">
      <style:text-properties style:font-size-complex="14pt"/>
    </style:style>
    <style:style style:name="T6" style:family="text">
      <style:text-properties fo:letter-spacing="-0.002cm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РОТОКОЛ № 3</text:p>
      <text:p text:style-name="P5">заседания диссертационного совета ПДС 0200.005 </text:p>
      <text:p text:style-name="P3"/>
      <text:p text:style-name="P3">24 июня 2025 г.</text:p>
      <text:p text:style-name="P4"/>
      <text:p text:style-name="P1"><text:span text:style-name="T4">ПРИСУТСТВОВАЛИ:</text:span><text:span text:style-name="T2"> </text:span><text:span text:style-name="T3">10 из 15 <text:s/>членов диссертационного совета: </text:span></text:p>
      <text:p text:style-name="P5">д.ф.-м.н. Россовский Л.Е., д.ф.-м.н. Савин А.Ю., д.ф.-м.н. Бесов О.В., д.ф.-м.н. Брайчев Г.Г., д.ф.-м.н. Буренков В.И., д.ф.-м.н. Галахов Е.И., д.ф.-м.н. Савчин В.М., д.ф.-м.н. Сакбаев В.Ж., д.ф.-м.н. Фаминский А.В., <text:s/>д.ф.-м.н. Шерстюков В.Б.</text:p>
      <text:p text:style-name="P2">официальные оппоненты: Бесов О.В., Дьяченко М.И.</text:p>
      <text:p text:style-name="P2">научный руководитель: Буренков В.И.</text:p>
      <text:p text:style-name="P5"/>
      <text:p text:style-name="P2">ПРЕДСЕДАТЕЛЬСТВУЮЩИЙ: Россовский Л.Е. – заместитель председателя диссертационного совета</text:p>
      <text:p text:style-name="P2">СЕКРЕТАРЬ: Савин А.Ю. - ученый секретарь диссертационного совета</text:p>
      <text:p text:style-name="P2"/>
      <text:p text:style-name="P8"><text:span text:style-name="T5">ПОВЕСТКА ДНЯ: защита диссертации ___ФИО_в_родительном_падеже___ </text:span><text:span text:style-name="T6">«Теоремы вложения и теоремы о следах для пространств Никольского-Бесова-Морри</text:span><text:span text:style-name="T5">», представленной на соискание ученой степени кандидата физико-математических наук по специальности 1.1.1.</text:span></text:p>
      <text:p text:style-name="P9">СЛУШАЛИ: </text:p>
      <text:p text:style-name="P9">- председательствующего с информацией о кворуме и повестке дня заседания;</text:p>
      <text:p text:style-name="P16">- ученого секретаря диссертационного совета с информацией о документах аттестационного дела соискателя; зачитывались отзывы, поступившие в диссертационный совет;</text:p>
      <text:p text:style-name="P9">- доклад соискателя ученой степени об основных положениях диссертации.</text:p>
      <text:p text:style-name="P9">ВЫСТУПАЛИ:</text:p>
      <text:p text:style-name="P2">- научный руководитель;</text:p>
      <text:p text:style-name="P2">- официальные оппоненты по диссертации;</text:p>
      <text:p text:style-name="P2">- члены диссертационного совета (в рамках научной дискуссии) <text:s/></text:p>
      <text:p text:style-name="P9">- председатель счетной комиссии</text:p>
      <text:p text:style-name="P1"><text:span text:style-name="T3">ПОСТАНОВИЛИ:</text:span><text:span text:style-name="T1"> </text:span></text:p>
      <text:p text:style-name="P1"><text:span text:style-name="T1">- </text:span><text:span text:style-name="T3">утвердить протокол счетной комиссии;</text:span></text:p>
      <text:p text:style-name="P5">- присудить Джосефу Дарелу Джеймсу ученую степень кандидата физико-математических наук.</text:p>
      <text:p text:style-name="P7"/>
      <text:p text:style-name="P6"/>
      <text:p text:style-name="P6">Председательствующий <text:s text:c="51"/>Россовский Л.Е.</text:p>
      <text:p text:style-name="P6"/>
      <text:p text:style-name="P6">Ученый секретарь</text:p>
      <text:p text:style-name="P6">диссертационного совета <text:s text:c="50"/>Савин А.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4pt" style:font-size-asian="14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orphans="0" fo:widows="0" fo:text-indent="0.397cm" style:auto-text-indent="false"/>
      <style:text-properties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752cm" fo:margin-left="3.175cm" fo:margin-right="1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ПИСКА</dc:title>
    <dc:subject/>
    <meta:keyword/>
    <meta:initial-creator>104</meta:initial-creator>
    <meta:creation-date>2019-02-13T13:36:00</meta:creation-date>
    <dc:date>2025-10-18T14:04:19.779474071</dc:date>
    <meta:print-date>2014-12-08T10:29:00</meta:print-date>
    <meta:editing-cycles>21</meta:editing-cycles>
    <meta:editing-duration>PT32M28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5" meta:word-count="183" meta:character-count="1659" meta:non-whitespace-character-count="1391"/>
  </office:meta>
</office:document-meta>
</file>